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267cm" fo:margin-left="-0.199cm" table:align="left" style:writing-mode="lr-tb"/>
    </style:style>
    <style:style style:name="Table1.A" style:family="table-column">
      <style:table-column-properties style:column-width="16.267cm"/>
    </style:style>
    <style:style style:name="Table1.1" style:family="table-row">
      <style:table-row-properties fo:keep-together="auto"/>
    </style:style>
    <style:style style:name="Table1.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P1" style:family="paragraph" style:parent-style-name="Heading_20_2" style:master-page-name="Standard">
      <style:paragraph-properties style:page-number="auto"/>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font-name="Courier New" fo:font-size="10pt" style:font-size-asian="10pt" style:font-name-complex="Courier New" style:font-size-complex="10pt"/>
    </style:style>
    <style:style style:name="P4"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P5" style:family="paragraph" style:parent-style-name="Standard">
      <style:text-properties fo:color="#000000" style:font-name="Courier New" fo:font-size="10pt" style:font-size-asian="10pt" style:font-name-complex="Courier New" style:font-size-complex="10pt"/>
    </style:style>
    <style:style style:name="P6" style:family="paragraph" style:parent-style-name="Standard">
      <style:paragraph-properties style:text-autospace="none"/>
      <style:text-properties fo:color="#000000" style:font-name="Courier New" fo:font-size="10pt" style:font-size-asian="10pt" style:font-name-complex="Courier New" style:font-size-complex="10pt"/>
    </style:style>
    <style:style style:name="P7" style:family="paragraph" style:parent-style-name="Standard">
      <style:paragraph-properties style:text-autospace="none"/>
      <style:text-properties fo:color="#000000" style:font-name="Courier New" fo:font-size="10pt" fo:language="en" fo:country="GB" style:font-size-asian="10pt" style:font-name-complex="Courier New" style:font-size-complex="10pt"/>
    </style:style>
    <style:style style:name="T1" style:family="text">
      <style:text-properties style:font-name="Courier New" fo:font-size="10pt" style:font-size-asian="10pt" style:font-name-complex="Courier New" style:font-size-complex="10pt"/>
    </style:style>
    <style:style style:name="T2" style:family="text">
      <style:text-properties style:font-name="Courier New" fo:font-size="10pt" fo:language="en" fo:country="GB" style:font-size-asian="10pt" style:font-name-complex="Courier New" style:font-size-complex="10pt"/>
    </style:style>
    <style:style style:name="T3" style:family="text">
      <style:text-properties fo:color="#7f0055" style:font-name="Courier New" fo:font-size="10pt" fo:font-weight="bold" style:font-size-asian="10pt" style:font-weight-asian="bold" style:font-name-complex="Courier New" style:font-size-complex="10pt" style:font-weight-complex="bold"/>
    </style:style>
    <style:style style:name="T4" style:family="text">
      <style:text-properties fo:color="#7f0055" style:font-name="Courier New" fo:font-size="10pt" fo:language="en" fo:country="GB" fo:font-weight="bold" style:font-size-asian="10pt" style:font-weight-asian="bold" style:font-name-complex="Courier New" style:font-size-complex="10pt" style:font-weight-complex="bold"/>
    </style:style>
    <style:style style:name="T5" style:family="text">
      <style:text-properties fo:color="#000000" style:font-name="Courier New" fo:font-size="10pt" style:font-size-asian="10pt" style:font-name-complex="Courier New" style:font-size-complex="10pt"/>
    </style:style>
    <style:style style:name="T6" style:family="text">
      <style:text-properties fo:color="#000000" style:font-name="Courier New" fo:font-size="10pt" fo:language="en" fo:country="GB" style:font-size-asian="10pt" style:font-name-complex="Courier New" style:font-size-complex="10pt"/>
    </style:style>
    <style:style style:name="T7" style:family="text">
      <style:text-properties fo:color="#0000c0" style:font-name="Courier New" fo:font-size="10pt" style:font-size-asian="10pt" style:font-name-complex="Courier New" style:font-size-complex="10pt"/>
    </style:style>
    <style:style style:name="T8" style:family="text">
      <style:text-properties fo:color="#0000c0" style:font-name="Courier New" fo:font-size="10pt" fo:language="en" fo:country="GB" style:font-size-asian="10pt" style:font-name-complex="Courier New" style:font-size-complex="10pt"/>
    </style:style>
    <style:style style:name="T9" style:family="text">
      <style:text-properties fo:color="#3f7f5f" style:font-name="Courier New" fo:font-size="10pt" fo:language="en" fo:country="GB" style:font-size-asian="10pt" style:font-name-complex="Courier New"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Configuratiemodulesjabloon</text:h>
      <text:p text:style-name="Standard">De gegevens die het programma inleest van de XML-bestanden, plaatst het in een configuratieobject. Dit object is algemeen voor alle modules en is maar eenmaal nodig. Figuur geeft dit object weer. Hierin is te zien dat alle parameters die terug te vinden zijn in het XML-bestand ook hier zijn terug te vinden. Xstream plaatst ze namelijk in dit object bij het inlezen. Ook alle methodes om deze variabelen op te vragen, zijn in dit object voorzien.</text:p>
      <text:p text:style-name="Standard"/>
      <text:p text:style-name="Standard">In Figuur is ook te zien dat de variabelen eventX, eventY, eventWidth en eventHeigth in deze ConfModule aanwezig zijn. Deze variabelen worden echter enkel ingelezen als ze ook in het XML-bestand aanwezig zijn. Dus ze krijgen enkel een waarde indien er interactie met de gebruiker mogelijk is bij de simulatie.</text:p>
      <text:p text:style-name="Standard"/>
      <table:table table:name="Table1" table:style-name="Table1">
        <table:table-column table:style-name="Table1.A"/>
        <table:table-row table:style-name="Table1.1">
          <table:table-cell table:style-name="Table1.A1" office:value-type="string">
            <text:p text:style-name="P2"><text:span text:style-name="T3">package</text:span><text:span text:style-name="T5"> be.khlim.trein.modules.conf;</text:span></text:p>
            <text:p text:style-name="P3"/>
            <text:p text:style-name="P2"><text:span text:style-name="T4">import</text:span><text:span text:style-name="T6"> java.util.ArrayList;</text:span></text:p>
            <text:p text:style-name="P4"/>
            <text:p text:style-name="P2"><text:span text:style-name="T4">public</text:span><text:span text:style-name="T6"> </text:span><text:span text:style-name="T4">class</text:span><text:span text:style-name="T6"> ConfModule {</text:span></text:p>
            <text:p text:style-name="P7"><text:tab/><text:tab/></text:p>
            <text:p text:style-name="P2"><text:span text:style-name="T6"><text:tab/></text:span><text:span text:style-name="T4">private</text:span><text:span text:style-name="T6"> ArrayList&lt;ConfOutput&gt; </text:span><text:span text:style-name="T8">outputs</text:span><text:span text:style-name="T6">; </text:span><text:span text:style-name="T9">// all outputs</text:span></text:p>
            <text:p text:style-name="P2"><text:span text:style-name="T6"><text:tab/></text:span><text:span text:style-name="T4">private</text:span><text:span text:style-name="T6"> ArrayList&lt;ConfInput&gt; </text:span><text:span text:style-name="T8">inputs</text:span><text:span text:style-name="T6">; </text:span><text:span text:style-name="T9">// all inputs</text:span></text:p>
            <text:p text:style-name="P2"><text:span text:style-name="T6"><text:tab/></text:span><text:span text:style-name="T4">private</text:span><text:span text:style-name="T6"> </text:span><text:span text:style-name="T4">float</text:span><text:span text:style-name="T6"> </text:span><text:span text:style-name="T8">ledx</text:span><text:span text:style-name="T6">, </text:span><text:span text:style-name="T8">ledy</text:span><text:span text:style-name="T6">;</text:span></text:p>
            <text:p text:style-name="P2"><text:span text:style-name="T6"><text:tab/></text:span><text:span text:style-name="T4">private</text:span><text:span text:style-name="T6"> String </text:span><text:span text:style-name="T8">image</text:span><text:span text:style-name="T6">, </text:span><text:span text:style-name="T8">imageIcon</text:span><text:span text:style-name="T6">, </text:span><text:span text:style-name="T8">name</text:span><text:span text:style-name="T6">;</text:span></text:p>
            <text:p text:style-name="P2"><text:span text:style-name="T6"><text:tab/></text:span><text:span text:style-name="T4">private</text:span><text:span text:style-name="T6"> </text:span><text:span text:style-name="T4">boolean</text:span><text:span text:style-name="T6"> </text:span><text:span text:style-name="T8">vertical</text:span><text:span text:style-name="T6">;</text:span></text:p>
            <text:p text:style-name="P2"><text:span text:style-name="T6"><text:tab/></text:span><text:span text:style-name="T4">private</text:span><text:span text:style-name="T6"> </text:span><text:span text:style-name="T4">float</text:span><text:span text:style-name="T6"> </text:span><text:span text:style-name="T8">eventX</text:span><text:span text:style-name="T6">, </text:span><text:span text:style-name="T8">eventY</text:span><text:span text:style-name="T6">, </text:span><text:span text:style-name="T8">eventHeight</text:span><text:span text:style-name="T6">, </text:span><text:span text:style-name="T8">eventWidth</text:span><text:span text:style-name="T6">;</text:span></text:p>
            <text:p text:style-name="P7"><text:tab/><text:tab/></text:p>
            <text:p text:style-name="P2"><text:span text:style-name="T6"><text:tab/></text:span><text:span text:style-name="T4">public</text:span><text:span text:style-name="T6"> ConfModule(){</text:span></text:p>
            <text:p text:style-name="P7"><text:tab/><text:tab/></text:p>
            <text:p text:style-name="P7"><text:tab/>}</text:p>
            <text:p text:style-name="P7"><text:tab/></text:p>
            <text:p text:style-name="P2"><text:span text:style-name="T6"><text:tab/></text:span><text:span text:style-name="T4">public</text:span><text:span text:style-name="T6"> </text:span><text:span text:style-name="T4">void</text:span><text:span text:style-name="T6"> addName(String nm){</text:span></text:p>
            <text:p text:style-name="P2"><text:span text:style-name="T6"><text:tab/><text:tab/></text:span><text:span text:style-name="T8">name</text:span><text:span text:style-name="T6"> = nm;</text:span></text:p>
            <text:p text:style-name="P7"><text:tab/>}</text:p>
            <text:p text:style-name="P7"><text:tab/></text:p>
            <text:p text:style-name="P2"><text:span text:style-name="T6"><text:tab/></text:span><text:span text:style-name="T4">public</text:span><text:span text:style-name="T6"> </text:span><text:span text:style-name="T4">void</text:span><text:span text:style-name="T6"> addImagePath(String im){</text:span></text:p>
            <text:p text:style-name="P2"><text:span text:style-name="T6"><text:tab/><text:tab/></text:span><text:span text:style-name="T8">image</text:span><text:span text:style-name="T6"> = im;</text:span></text:p>
            <text:p text:style-name="P7"><text:tab/>}</text:p>
            <text:p text:style-name="P7"><text:tab/></text:p>
            <text:p text:style-name="P2"><text:span text:style-name="T6"><text:tab/></text:span><text:span text:style-name="T4">public</text:span><text:span text:style-name="T6"> </text:span><text:span text:style-name="T4">void</text:span><text:span text:style-name="T6"> addImageIcon(String ic){</text:span></text:p>
            <text:p text:style-name="P2"><text:span text:style-name="T6"><text:tab/><text:tab/></text:span><text:span text:style-name="T8">imageIcon</text:span><text:span text:style-name="T6"> = ic;</text:span></text:p>
            <text:p text:style-name="P7"><text:tab/>}</text:p>
            <text:p text:style-name="P7"><text:tab/></text:p>
            <text:p text:style-name="P2"><text:span text:style-name="T6"><text:tab/></text:span><text:span text:style-name="T4">public</text:span><text:span text:style-name="T6"> </text:span><text:span text:style-name="T4">void</text:span><text:span text:style-name="T6"> addVertical(</text:span><text:span text:style-name="T4">boolean</text:span><text:span text:style-name="T6"> vert){</text:span></text:p>
            <text:p text:style-name="P2"><text:span text:style-name="T6"><text:tab/><text:tab/></text:span><text:span text:style-name="T8">vertical</text:span><text:span text:style-name="T6"> = vert;</text:span></text:p>
            <text:p text:style-name="P7"><text:tab/>}</text:p>
            <text:p text:style-name="P7"><text:tab/></text:p>
            <text:p text:style-name="P2"><text:span text:style-name="T6"><text:tab/></text:span><text:span text:style-name="T4">public</text:span><text:span text:style-name="T6"> ArrayList&lt;ConfOutput&gt; getOutputs(){</text:span></text:p>
            <text:p text:style-name="P2"><text:span text:style-name="T6"><text:tab/><text:tab/></text:span><text:span text:style-name="T4">return</text:span><text:span text:style-name="T6"> </text:span><text:span text:style-name="T8">outputs</text:span><text:span text:style-name="T6">;</text:span></text:p>
            <text:p text:style-name="P7"><text:tab/>}</text:p>
            <text:p text:style-name="P7"><text:tab/></text:p>
            <text:p text:style-name="P2"><text:span text:style-name="T6"><text:tab/></text:span><text:span text:style-name="T4">public</text:span><text:span text:style-name="T6"> ArrayList&lt;ConfInput&gt; getInputs(){</text:span></text:p>
            <text:p text:style-name="P2"><text:span text:style-name="T6"><text:tab/><text:tab/></text:span><text:span text:style-name="T4">return</text:span><text:span text:style-name="T6"> </text:span><text:span text:style-name="T8">inputs</text:span><text:span text:style-name="T6">;</text:span></text:p>
            <text:p text:style-name="P7"><text:tab/>}</text:p>
            <text:p text:style-name="P7"><text:tab/></text:p>
            <text:p text:style-name="P2"><text:span text:style-name="T6"><text:tab/></text:span><text:span text:style-name="T4">public</text:span><text:span text:style-name="T6"> String getImage(){</text:span></text:p>
            <text:p text:style-name="P2"><text:span text:style-name="T6"><text:tab/><text:tab/></text:span><text:span text:style-name="T4">return</text:span><text:span text:style-name="T6"> </text:span><text:span text:style-name="T8">image</text:span><text:span text:style-name="T6">;</text:span></text:p>
            <text:p text:style-name="P7"><text:tab/>}</text:p>
            <text:p text:style-name="P7"><text:tab/></text:p>
            <text:p text:style-name="P2"><text:span text:style-name="T6"><text:tab/></text:span><text:span text:style-name="T4">public</text:span><text:span text:style-name="T6"> String getImageIcon(){</text:span></text:p>
            <text:p text:style-name="P2"><text:span text:style-name="T6"><text:tab/><text:tab/></text:span><text:span text:style-name="T4">return</text:span><text:span text:style-name="T6"> </text:span><text:span text:style-name="T8">imageIcon</text:span><text:span text:style-name="T6">;</text:span></text:p>
            <text:p text:style-name="P7"><text:tab/>}</text:p>
            <text:p text:style-name="P7"><text:tab/></text:p>
            <text:p text:style-name="P2"><text:span text:style-name="T6"><text:tab/></text:span><text:span text:style-name="T4">public</text:span><text:span text:style-name="T6"> String getName(){</text:span></text:p>
            <text:p text:style-name="P2"><text:span text:style-name="T6"><text:tab/><text:tab/></text:span><text:span text:style-name="T4">return</text:span><text:span text:style-name="T6"> </text:span><text:span text:style-name="T8">name</text:span><text:span text:style-name="T6">;</text:span></text:p>
            <text:p text:style-name="P7"><text:tab/>}<text:tab/></text:p>
            <text:p text:style-name="P7"><text:tab/></text:p>
            <text:p text:style-name="P2"><text:span text:style-name="T6"><text:tab/></text:span><text:span text:style-name="T4">public</text:span><text:span text:style-name="T6"> </text:span><text:span text:style-name="T4">float</text:span><text:span text:style-name="T6"> getLedX(){</text:span></text:p>
            <text:p text:style-name="P2"><text:span text:style-name="T6"><text:tab/><text:tab/></text:span><text:span text:style-name="T4">return</text:span><text:span text:style-name="T6"> </text:span><text:span text:style-name="T8">ledx</text:span><text:span text:style-name="T6">;</text:span></text:p>
            <text:p text:style-name="P7"><text:tab/>}</text:p>
            <text:p text:style-name="P7"><text:tab/></text:p>
            <text:p text:style-name="P2"><text:span text:style-name="T6"><text:tab/></text:span><text:span text:style-name="T4">public</text:span><text:span text:style-name="T6"> </text:span><text:span text:style-name="T4">float</text:span><text:span text:style-name="T6"> getLedY(){</text:span></text:p>
            <text:p text:style-name="P2"><text:span text:style-name="T6"><text:tab/><text:tab/></text:span><text:span text:style-name="T4">return</text:span><text:span text:style-name="T6"> </text:span><text:span text:style-name="T8">ledy</text:span><text:span text:style-name="T6">;</text:span></text:p>
            <text:p text:style-name="P7"><text:tab/>}</text:p>
            <text:p text:style-name="P7"><text:tab/></text:p>
            <text:p text:style-name="P2"><text:span text:style-name="T6"><text:tab/></text:span><text:span text:style-name="T4">public</text:span><text:span text:style-name="T6"> </text:span><text:span text:style-name="T4">boolean</text:span><text:span text:style-name="T6"> getVertical(){</text:span></text:p>
            <text:p text:style-name="P2"><text:span text:style-name="T6"><text:tab/><text:tab/></text:span><text:span text:style-name="T4">return</text:span><text:span text:style-name="T6"> </text:span><text:span text:style-name="T8">vertical</text:span><text:span text:style-name="T6">;</text:span></text:p>
            <text:p text:style-name="P7"><text:tab/>}</text:p>
            <text:p text:style-name="P7"><text:tab/></text:p>
            <text:p text:style-name="P2"><text:span text:style-name="T6"><text:tab/></text:span><text:span text:style-name="T4">public</text:span><text:span text:style-name="T6"> </text:span><text:span text:style-name="T4">void</text:span><text:span text:style-name="T6"> setEventX(</text:span><text:span text:style-name="T4">float</text:span><text:span text:style-name="T6"> x){</text:span></text:p>
            <text:p text:style-name="P2"><text:span text:style-name="T6"><text:tab/><text:tab/></text:span><text:span text:style-name="T8">eventX</text:span><text:span text:style-name="T6"> = x;</text:span></text:p>
            <text:p text:style-name="P7"><text:tab/>}</text:p>
            <text:p text:style-name="P7"><text:tab/></text:p>
            <text:p text:style-name="P2"><text:span text:style-name="T6"><text:tab/></text:span><text:span text:style-name="T4">public</text:span><text:span text:style-name="T6"> </text:span><text:span text:style-name="T4">void</text:span><text:span text:style-name="T6"> setEventY(</text:span><text:span text:style-name="T4">float</text:span><text:span text:style-name="T6"> y){</text:span></text:p>
            <text:p text:style-name="P2"><text:span text:style-name="T6"><text:tab/><text:tab/></text:span><text:span text:style-name="T8">eventY</text:span><text:span text:style-name="T6"> = y;</text:span></text:p>
            <text:p text:style-name="P7"><text:tab/>}</text:p>
            <text:p text:style-name="P7"><text:tab/></text:p>
            <text:p text:style-name="P2"><text:span text:style-name="T6"><text:tab/></text:span><text:span text:style-name="T4">public</text:span><text:span text:style-name="T6"> </text:span><text:span text:style-name="T4">void</text:span><text:span text:style-name="T6"> setEventWidth(</text:span><text:span text:style-name="T4">float</text:span><text:span text:style-name="T6"> w){</text:span></text:p>
            <text:p text:style-name="P2"><text:span text:style-name="T6"><text:tab/><text:tab/></text:span><text:span text:style-name="T8">eventWidth</text:span><text:span text:style-name="T6"> = w;</text:span></text:p>
            <text:p text:style-name="P7"><text:tab/>}</text:p>
            <text:p text:style-name="P7"><text:tab/></text:p>
            <text:p text:style-name="P2"><text:span text:style-name="T6"><text:tab/></text:span><text:span text:style-name="T4">public</text:span><text:span text:style-name="T6"> </text:span><text:span text:style-name="T4">void</text:span><text:span text:style-name="T6"> setEventHeight(</text:span><text:span text:style-name="T4">float</text:span><text:span text:style-name="T6"> h){</text:span></text:p>
            <text:p text:style-name="P2"><text:span text:style-name="T6"><text:tab/><text:tab/></text:span><text:span text:style-name="T8">eventHeight</text:span><text:span text:style-name="T6"> = h;</text:span></text:p>
            <text:p text:style-name="P7"><text:tab/>}</text:p>
            <text:p text:style-name="P7"><text:tab/></text:p>
            <text:p text:style-name="P2"><text:span text:style-name="T6"><text:tab/></text:span><text:span text:style-name="T4">public</text:span><text:span text:style-name="T6"> </text:span><text:span text:style-name="T4">float</text:span><text:span text:style-name="T6"> getEventX(){</text:span></text:p>
            <text:p text:style-name="P2"><text:span text:style-name="T6"><text:tab/><text:tab/></text:span><text:span text:style-name="T4">return</text:span><text:span text:style-name="T6"> </text:span><text:span text:style-name="T8">eventX</text:span><text:span text:style-name="T6">;</text:span></text:p>
            <text:p text:style-name="P7"><text:tab/>}</text:p>
            <text:p text:style-name="P7"><text:tab/></text:p>
            <text:p text:style-name="P2"><text:span text:style-name="T6"><text:tab/></text:span><text:span text:style-name="T4">public</text:span><text:span text:style-name="T6"> </text:span><text:span text:style-name="T4">float</text:span><text:span text:style-name="T6"> getEventY(){</text:span></text:p>
            <text:p text:style-name="P2"><text:span text:style-name="T6"><text:tab/><text:tab/></text:span><text:span text:style-name="T3">return</text:span><text:span text:style-name="T5"> </text:span><text:span text:style-name="T7">eventY</text:span><text:span text:style-name="T5">;</text:span></text:p>
            <text:p text:style-name="P6"><text:tab/>}</text:p>
            <text:p text:style-name="P6"><text:tab/></text:p>
            <text:p text:style-name="P2"><text:span text:style-name="T5"><text:tab/></text:span><text:span text:style-name="T4">public</text:span><text:span text:style-name="T6"> </text:span><text:span text:style-name="T4">float</text:span><text:span text:style-name="T6"> getEventWidth(){</text:span></text:p>
            <text:p text:style-name="P2"><text:span text:style-name="T6"><text:tab/><text:tab/></text:span><text:span text:style-name="T4">return</text:span><text:span text:style-name="T6"> </text:span><text:span text:style-name="T8">eventWidth</text:span><text:span text:style-name="T6">;</text:span></text:p>
            <text:p text:style-name="P7"><text:tab/>}</text:p>
            <text:p text:style-name="P7"><text:tab/></text:p>
            <text:p text:style-name="P2"><text:span text:style-name="T6"><text:tab/></text:span><text:span text:style-name="T4">public</text:span><text:span text:style-name="T6"> </text:span><text:span text:style-name="T4">float</text:span><text:span text:style-name="T6"> getEventHeight(){</text:span></text:p>
            <text:p text:style-name="P2"><text:span text:style-name="T6"><text:tab/><text:tab/></text:span><text:span text:style-name="T4">return</text:span><text:span text:style-name="T6"> </text:span><text:span text:style-name="T8">eventHeight</text:span><text:span text:style-name="T6">;</text:span></text:p>
            <text:p text:style-name="P2"><text:span text:style-name="T6"><text:tab/></text:span><text:span text:style-name="T5">}<text:tab/></text:span></text:p>
            <text:p text:style-name="P5">}</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Bijschrift"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uter</meta:initial-creator>
    <meta:creation-date>2008-05-20T17:51:00</meta:creation-date>
    <dc:creator>Wouter</dc:creator>
    <dc:date>2008-05-26T10:50:00</dc:date>
    <meta:editing-cycles>14</meta:editing-cycles>
    <meta:editing-duration>PT2H50M</meta:editing-duration>
    <meta:document-statistic meta:table-count="1" meta:image-count="0" meta:object-count="0" meta:page-count="1" meta:paragraph-count="98" meta:word-count="305" meta:character-count="2172" meta:non-whitespace-character-count="1826"/>
    <meta:generator>LibreOffice/5.3.3.2$Linux_X86_64 LibreOffice_project/30m0$Build-2</meta:generator>
  </office:meta>
</office:document-meta>
</file>